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Imp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Impl.get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Impl.getColum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mpl.getRowsBy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Impl.isLimitedByMax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Impl.ResultImpl( ResultSet rs , int startRow , int maxRow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